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2.802cm"/>
    </style:style>
    <style:style style:name="gr3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512cm" fo:min-width="1.786cm"/>
    </style:style>
    <style:style style:name="gr4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512cm" fo:min-width="2.80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stroke-dash="Fine_20_Dotted" draw:fill="none" draw:textarea-horizontal-align="justify" draw:textarea-vertical-align="middle" draw:auto-grow-height="false" fo:min-height="0.75cm" fo:min-width="0.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13.511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5.504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9.508cm"/>
    </style:style>
    <style:style style:name="gr11" style:family="graphic" style:parent-style-name="standard">
      <style:graphic-properties draw:stroke="dash" draw:stroke-dash="Fine_20_Dashed" svg:stroke-color="#000000" draw:fill="none" draw:textarea-horizontal-align="justify" draw:textarea-vertical-align="top" draw:auto-grow-height="false" fo:min-height="5.886cm" fo:min-width="16.83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.502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1.501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.5cm"/>
    </style:style>
    <style:style style:name="gr17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512cm" fo:min-width="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2.45cm" fo:min-width="0.4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2.35cm" fo:min-width="5.7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5.7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7.85cm" fo:min-width="6.9cm"/>
    </style:style>
    <style:style style:name="gr22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75cm" fo:min-width="0.5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1.556cm" fo:min-width="1.306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3.356cm" fo:min-width="1.306cm"/>
    </style:style>
    <style:style style:name="pr1" style:family="presentation" style:parent-style-name="Blue_5f_Curve-title">
      <style:graphic-properties draw:auto-grow-height="true" fo:min-height="2.63cm"/>
    </style:style>
    <style:style style:name="pr2" style:family="presentation" style:parent-style-name="Blue_5f_Curve-subtitle">
      <style:graphic-properties draw:fill-color="#ffffff" draw:auto-grow-height="true" fo:min-height="4.37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fo:min-height="1.328cm"/>
    </style:style>
    <style:style style:name="pr5" style:family="presentation" style:parent-style-name="Blue_5f_Curve1-subtitle">
      <style:graphic-properties draw:fill-color="#ffffff" fo:min-height="1.778cm"/>
    </style:style>
    <style:style style:name="pr6" style:family="presentation" style:parent-style-name="Blue_5f_Curve1-subtitle">
      <style:graphic-properties draw:fill-color="#ffffff" fo:min-height="7.366cm"/>
    </style:style>
    <style:style style:name="pr7" style:family="presentation" style:parent-style-name="Blue_5f_Curve1-notes">
      <style:graphic-properties draw:fill-color="#ffffff" fo:min-height="13.364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paragraph-properties fo:text-align="end"/>
      <style:text-properties fo:font-size="24pt" fo:font-style="italic" style:font-size-asian="24pt" style:font-style-asian="italic" style:font-size-complex="24pt" style:font-style-complex="italic"/>
    </style:style>
    <style:style style:name="P5" style:family="paragraph">
      <loext:graphic-properties draw:fill-color="#ffffff"/>
      <style:paragraph-properties fo:text-align="end"/>
      <style:text-properties fo:font-size="24pt" fo:font-style="italic" style:font-size-asian="24pt" style:font-style-asian="italic" style:font-size-complex="24pt" style:font-style-complex="italic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draw:frame presentation:style-name="pr1" draw:layer="layout" svg:width="25.199cm" svg:height="2.63cm" svg:x="0cm" svg:y="4.877cm" presentation:class="title">
          <draw:text-box>
            <text:p><text:span text:style-name="T1">aasd</text:span></text:p>
          </draw:text-box>
        </draw:frame>
        <draw:frame presentation:style-name="pr2" draw:text-style-name="P2" draw:layer="layout" svg:width="25.199cm" svg:height="4.37cm" svg:x="1.4cm" svg:y="8.45cm" presentation:class="subtitle">
          <draw:text-box>
            <text:p text:style-name="P1">dfdff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1T0">
        <draw:frame presentation:style-name="pr4" draw:layer="layout" svg:width="25.199cm" svg:height="1.328cm" svg:x="1.4cm" svg:y="0.098cm" presentation:class="title" presentation:placeholder="true">
          <draw:text-box/>
        </draw:frame>
        <draw:frame presentation:style-name="pr5" draw:text-style-name="P5" draw:layer="layout" svg:width="22.606cm" svg:height="1.778cm" svg:x="1.016cm" svg:y="11.684cm" presentation:class="subtitle" presentation:user-transformed="true">
          <draw:text-box>
            <text:p text:style-name="P4"><text:span text:style-name="T2">https://</text:span><text:span text:style-name="T2">kafka.apa</text:span><text:span text:style-name="T2">che.org</text:span></text:p>
          </draw:text-box>
        </draw:frame>
        <draw:frame presentation:style-name="pr6" draw:text-style-name="P3" draw:layer="layout" svg:width="19.304cm" svg:height="7.366cm" svg:x="4.318cm" svg:y="3.81cm">
          <draw:text-box>
            <text:p>Kafka® is used for building real-time data pipelines and streaming apps.</text:p>
            <text:p>It is horizontally scalable,</text:p>
            <text:p>fault-tolerant, wicked fast..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4" draw:layer="layout" svg:width="25.199cm" svg:height="1.328cm" svg:x="1.4cm" svg:y="0.098cm" presentation:class="title" presentation:placeholder="true">
          <draw:text-box/>
        </draw:frame>
        <draw:custom-shape draw:style-name="gr2" draw:text-style-name="P7" draw:layer="layout" svg:width="3.302cm" svg:height="0.762cm" svg:x="5.588cm" svg:y="4.318cm">
          <text:p text:style-name="P6"><text:span text:style-name="T3">[Header]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3.302cm" svg:height="0.762cm" svg:x="5.588cm" svg:y="5.08cm">
          <text:p text:style-name="P6"><text:span text:style-name="T3">Key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3.302cm" svg:height="0.762cm" svg:x="5.588cm" svg:y="5.842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328cm" svg:x="1.4cm" svg:y="0.098cm" presentation:class="title">
          <draw:text-box>
            <text:p>Kafka Topic</text:p>
          </draw:text-box>
        </draw:frame>
        <draw:custom-shape draw:style-name="gr3" draw:text-style-name="P7" draw:layer="layout" svg:width="2.286cm" svg:height="0.762cm" svg:x="3.302cm" svg:y="4.445cm">
          <text:p text:style-name="P6"><text:span text:style-name="T3">P</text:span><text:span text:style-name="T3">a</text:span><text:span text:style-name="T3">rt</text:span><text:span text:style-name="T3">it</text:span><text:span text:style-name="T3">i</text:span><text:span text:style-name="T3">o</text:span><text:span text:style-name="T3">n </text:span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.286cm" svg:height="0.762cm" svg:x="3.302cm" svg:y="6.731cm">
          <text:p text:style-name="P6"><text:span text:style-name="T3">P</text:span><text:span text:style-name="T3">ar</text:span><text:span text:style-name="T3">tit</text:span><text:span text:style-name="T3">io</text:span><text:span text:style-name="T3">n 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.286cm" svg:height="0.762cm" svg:x="3.302cm" svg:y="9.017cm">
          <text:p text:style-name="P6"><text:span text:style-name="T3">P</text:span><text:span text:style-name="T3">a</text:span><text:span text:style-name="T3">rt</text:span><text:span text:style-name="T3">it</text:span><text:span text:style-name="T3">i</text:span><text:span text:style-name="T3">o</text:span><text:span text:style-name="T3">n 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02cm" svg:height="0.762cm" svg:x="22.352cm" svg:y="6.731cm">
          <text:p text:style-name="P6"><text:span text:style-name="T3">P</text:span><text:span text:style-name="T3">ro</text:span><text:span text:style-name="T3">d</text:span><text:span text:style-name="T3">u</text:span><text:span text:style-name="T3">c</text:span><text:span text:style-name="T3">er</text:span><text:span text:style-name="T3">s </text:span><text:span text:style-name="T3">w</text:span><text:span text:style-name="T3">rit</text:span><text:span text:style-name="T3">e</text:span><text:span text:style-name="T3">s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22.098cm" svg:y1="7.112cm" svg:x2="20.111cm" svg:y2="4.826cm">
          <text:p/>
        </draw:line>
        <draw:line draw:style-name="gr5" draw:text-style-name="P8" draw:layer="layout" svg:x1="22.098cm" svg:y1="7.112cm" svg:x2="12.104cm" svg:y2="7.1cm">
          <text:p/>
        </draw:line>
        <draw:g>
          <draw:g>
            <draw:custom-shape draw:style-name="gr6" draw:text-style-name="P9" draw:layer="layout" svg:width="1cm" svg:height="1cm" svg:x="10.103cm" svg:y="4.3cm">
              <text:p text:style-name="P6"><text:span text:style-name="T4">4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1.103cm" svg:y1="4.3cm" svg:x2="11.103cm" svg:y2="5.3cm">
              <text:p/>
            </draw:line>
          </draw:g>
          <draw:g>
            <draw:custom-shape draw:style-name="gr6" draw:text-style-name="P9" draw:layer="layout" svg:width="1cm" svg:height="1cm" svg:x="11.104cm" svg:y="4.3cm">
              <text:p text:style-name="P6"><text:span text:style-name="T4">5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2.104cm" svg:y1="4.3cm" svg:x2="12.104cm" svg:y2="5.3cm">
              <text:p/>
            </draw:line>
          </draw:g>
          <draw:g>
            <draw:custom-shape draw:style-name="gr6" draw:text-style-name="P9" draw:layer="layout" svg:width="1cm" svg:height="1cm" svg:x="12.105cm" svg:y="4.3cm">
              <text:p text:style-name="P6"><text:span text:style-name="T4">6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3.105cm" svg:y1="4.3cm" svg:x2="13.105cm" svg:y2="5.3cm">
              <text:p/>
            </draw:line>
          </draw:g>
          <draw:g>
            <draw:custom-shape draw:style-name="gr6" draw:text-style-name="P9" draw:layer="layout" svg:width="1cm" svg:height="1cm" svg:x="13.106cm" svg:y="4.3cm">
              <text:p text:style-name="P6"><text:span text:style-name="T4">7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4.106cm" svg:y1="4.3cm" svg:x2="14.106cm" svg:y2="5.3cm">
              <text:p/>
            </draw:line>
          </draw:g>
          <draw:g>
            <draw:custom-shape draw:style-name="gr6" draw:text-style-name="P9" draw:layer="layout" svg:width="1cm" svg:height="1cm" svg:x="6.1cm" svg:y="4.3cm">
              <text:p text:style-name="P6"><text:span text:style-name="T4">0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7.1cm" svg:y1="4.3cm" svg:x2="7.1cm" svg:y2="5.3cm">
              <text:p/>
            </draw:line>
          </draw:g>
          <draw:g>
            <draw:custom-shape draw:style-name="gr6" draw:text-style-name="P9" draw:layer="layout" svg:width="1cm" svg:height="1cm" svg:x="7.101cm" svg:y="4.3cm">
              <text:p text:style-name="P6"><text:span text:style-name="T4">1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8.101cm" svg:y1="4.3cm" svg:x2="8.101cm" svg:y2="5.3cm">
              <text:p/>
            </draw:line>
          </draw:g>
          <draw:g>
            <draw:custom-shape draw:style-name="gr6" draw:text-style-name="P9" draw:layer="layout" svg:width="1cm" svg:height="1cm" svg:x="8.102cm" svg:y="4.3cm">
              <text:p text:style-name="P6"><text:span text:style-name="T4">2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9.102cm" svg:y1="4.3cm" svg:x2="9.102cm" svg:y2="5.3cm">
              <text:p/>
            </draw:line>
          </draw:g>
          <draw:g>
            <draw:custom-shape draw:style-name="gr6" draw:text-style-name="P9" draw:layer="layout" svg:width="1cm" svg:height="1cm" svg:x="9.103cm" svg:y="4.3cm">
              <text:p text:style-name="P6"><text:span text:style-name="T4">3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0.103cm" svg:y1="4.3cm" svg:x2="10.103cm" svg:y2="5.3cm">
              <text:p/>
            </draw:line>
          </draw:g>
          <draw:g>
            <draw:custom-shape draw:style-name="gr6" draw:text-style-name="P9" draw:layer="layout" svg:width="1cm" svg:height="1cm" svg:x="18.11cm" svg:y="4.3cm">
              <text:p text:style-name="P6"><text:span text:style-name="T4">12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9.11cm" svg:y1="4.3cm" svg:x2="19.11cm" svg:y2="5.3cm">
              <text:p/>
            </draw:line>
          </draw:g>
          <draw:custom-shape draw:style-name="gr6" draw:text-style-name="P9" draw:layer="layout" svg:width="1cm" svg:height="1cm" svg:x="19.111cm" svg:y="4.3cm">
            <text:p text:style-name="P6"><text:span text:style-name="T4">13</text:span></text:p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9" draw:layer="layout" svg:width="1cm" svg:height="1cm" svg:x="14.107cm" svg:y="4.3cm">
              <text:p text:style-name="P6"><text:span text:style-name="T4">8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5.107cm" svg:y1="4.3cm" svg:x2="15.107cm" svg:y2="5.3cm">
              <text:p/>
            </draw:line>
          </draw:g>
          <draw:g>
            <draw:custom-shape draw:style-name="gr6" draw:text-style-name="P9" draw:layer="layout" svg:width="1cm" svg:height="1cm" svg:x="15.108cm" svg:y="4.3cm">
              <text:p text:style-name="P6"><text:span text:style-name="T4">9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6.108cm" svg:y1="4.3cm" svg:x2="16.108cm" svg:y2="5.3cm">
              <text:p/>
            </draw:line>
          </draw:g>
          <draw:g>
            <draw:custom-shape draw:style-name="gr6" draw:text-style-name="P9" draw:layer="layout" svg:width="1cm" svg:height="1cm" svg:x="16.109cm" svg:y="4.3cm">
              <text:p text:style-name="P6"><text:span text:style-name="T4">1</text:span><text:span text:style-name="T4">0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7.109cm" svg:y1="4.3cm" svg:x2="17.109cm" svg:y2="5.3cm">
              <text:p/>
            </draw:line>
          </draw:g>
          <draw:g>
            <draw:custom-shape draw:style-name="gr6" draw:text-style-name="P9" draw:layer="layout" svg:width="1cm" svg:height="1cm" svg:x="17.11cm" svg:y="4.3cm">
              <text:p text:style-name="P6"><text:span text:style-name="T4">1</text:span><text:span text:style-name="T4">1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8.11cm" svg:y1="4.3cm" svg:x2="18.11cm" svg:y2="5.3cm">
              <text:p/>
            </draw:line>
          </draw:g>
          <draw:custom-shape draw:style-name="gr8" draw:text-style-name="P8" draw:layer="layout" svg:width="14.011cm" svg:height="1cm" svg:x="6.1cm" svg:y="4.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9" draw:layer="layout" svg:width="1cm" svg:height="1cm" svg:x="10.103cm" svg:y="6.6cm">
              <text:p text:style-name="P6"><text:span text:style-name="T4">4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1.103cm" svg:y1="6.6cm" svg:x2="11.103cm" svg:y2="7.6cm">
              <text:p/>
            </draw:line>
          </draw:g>
          <draw:custom-shape draw:style-name="gr6" draw:text-style-name="P9" draw:layer="layout" svg:width="1cm" svg:height="1cm" svg:x="11.104cm" svg:y="6.6cm">
            <text:p text:style-name="P6"><text:span text:style-name="T4">5</text:span></text:p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9" draw:layer="layout" svg:width="1cm" svg:height="1cm" svg:x="6.1cm" svg:y="6.6cm">
              <text:p text:style-name="P6"><text:span text:style-name="T4">0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7.1cm" svg:y1="6.6cm" svg:x2="7.1cm" svg:y2="7.6cm">
              <text:p/>
            </draw:line>
          </draw:g>
          <draw:g>
            <draw:custom-shape draw:style-name="gr6" draw:text-style-name="P9" draw:layer="layout" svg:width="1cm" svg:height="1cm" svg:x="7.101cm" svg:y="6.6cm">
              <text:p text:style-name="P6"><text:span text:style-name="T4">1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8.101cm" svg:y1="6.6cm" svg:x2="8.101cm" svg:y2="7.6cm">
              <text:p/>
            </draw:line>
          </draw:g>
          <draw:g>
            <draw:custom-shape draw:style-name="gr6" draw:text-style-name="P9" draw:layer="layout" svg:width="1cm" svg:height="1cm" svg:x="8.102cm" svg:y="6.6cm">
              <text:p text:style-name="P6"><text:span text:style-name="T4">2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9.102cm" svg:y1="6.6cm" svg:x2="9.102cm" svg:y2="7.6cm">
              <text:p/>
            </draw:line>
          </draw:g>
          <draw:g>
            <draw:custom-shape draw:style-name="gr6" draw:text-style-name="P9" draw:layer="layout" svg:width="1cm" svg:height="1cm" svg:x="9.103cm" svg:y="6.6cm">
              <text:p text:style-name="P6"><text:span text:style-name="T4">3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0.103cm" svg:y1="6.6cm" svg:x2="10.103cm" svg:y2="7.6cm">
              <text:p/>
            </draw:line>
          </draw:g>
          <draw:custom-shape draw:style-name="gr9" draw:text-style-name="P8" draw:layer="layout" svg:width="6.004cm" svg:height="1cm" svg:x="6.1cm" svg:y="6.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9" draw:layer="layout" svg:width="1cm" svg:height="1cm" svg:x="10.103cm" svg:y="8.9cm">
              <text:p text:style-name="P6"><text:span text:style-name="T4">4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1.103cm" svg:y1="8.9cm" svg:x2="11.103cm" svg:y2="9.9cm">
              <text:p/>
            </draw:line>
          </draw:g>
          <draw:g>
            <draw:custom-shape draw:style-name="gr6" draw:text-style-name="P9" draw:layer="layout" svg:width="1cm" svg:height="1cm" svg:x="11.104cm" svg:y="8.9cm">
              <text:p text:style-name="P6"><text:span text:style-name="T4">5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2.104cm" svg:y1="8.9cm" svg:x2="12.104cm" svg:y2="9.9cm">
              <text:p/>
            </draw:line>
          </draw:g>
          <draw:g>
            <draw:custom-shape draw:style-name="gr6" draw:text-style-name="P9" draw:layer="layout" svg:width="1cm" svg:height="1cm" svg:x="12.105cm" svg:y="8.9cm">
              <text:p text:style-name="P6"><text:span text:style-name="T4">6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3.105cm" svg:y1="8.9cm" svg:x2="13.105cm" svg:y2="9.9cm">
              <text:p/>
            </draw:line>
          </draw:g>
          <draw:g>
            <draw:custom-shape draw:style-name="gr6" draw:text-style-name="P9" draw:layer="layout" svg:width="1cm" svg:height="1cm" svg:x="13.106cm" svg:y="8.9cm">
              <text:p text:style-name="P6"><text:span text:style-name="T4">7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4.106cm" svg:y1="8.9cm" svg:x2="14.106cm" svg:y2="9.9cm">
              <text:p/>
            </draw:line>
          </draw:g>
          <draw:g>
            <draw:custom-shape draw:style-name="gr6" draw:text-style-name="P9" draw:layer="layout" svg:width="1cm" svg:height="1cm" svg:x="6.1cm" svg:y="8.9cm">
              <text:p text:style-name="P6"><text:span text:style-name="T4">0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7.1cm" svg:y1="8.9cm" svg:x2="7.1cm" svg:y2="9.9cm">
              <text:p/>
            </draw:line>
          </draw:g>
          <draw:g>
            <draw:custom-shape draw:style-name="gr6" draw:text-style-name="P9" draw:layer="layout" svg:width="1cm" svg:height="1cm" svg:x="7.101cm" svg:y="8.9cm">
              <text:p text:style-name="P6"><text:span text:style-name="T4">1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8.101cm" svg:y1="8.9cm" svg:x2="8.101cm" svg:y2="9.9cm">
              <text:p/>
            </draw:line>
          </draw:g>
          <draw:g>
            <draw:custom-shape draw:style-name="gr6" draw:text-style-name="P9" draw:layer="layout" svg:width="1cm" svg:height="1cm" svg:x="8.102cm" svg:y="8.9cm">
              <text:p text:style-name="P6"><text:span text:style-name="T4">2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9.102cm" svg:y1="8.9cm" svg:x2="9.102cm" svg:y2="9.9cm">
              <text:p/>
            </draw:line>
          </draw:g>
          <draw:g>
            <draw:custom-shape draw:style-name="gr6" draw:text-style-name="P9" draw:layer="layout" svg:width="1cm" svg:height="1cm" svg:x="9.103cm" svg:y="8.9cm">
              <text:p text:style-name="P6"><text:span text:style-name="T4">3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0.103cm" svg:y1="8.9cm" svg:x2="10.103cm" svg:y2="9.9cm">
              <text:p/>
            </draw:line>
          </draw:g>
          <draw:g>
            <draw:custom-shape draw:style-name="gr6" draw:text-style-name="P9" draw:layer="layout" svg:width="1cm" svg:height="1cm" svg:x="14.107cm" svg:y="8.9cm">
              <text:p text:style-name="P6"><text:span text:style-name="T4">8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5.107cm" svg:y1="8.9cm" svg:x2="15.107cm" svg:y2="9.9cm">
              <text:p/>
            </draw:line>
          </draw:g>
          <draw:custom-shape draw:style-name="gr6" draw:text-style-name="P9" draw:layer="layout" svg:width="1cm" svg:height="1cm" svg:x="15.108cm" svg:y="8.9cm">
            <text:p text:style-name="P6"><text:span text:style-name="T4">9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10.008cm" svg:height="1cm" svg:x="6.1cm" svg:y="8.9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8" draw:layer="layout" svg:x1="22.099cm" svg:y1="7.107cm" svg:x2="16.108cm" svg:y2="9.5cm">
          <text:p/>
        </draw:line>
        <draw:custom-shape draw:style-name="gr11" draw:text-style-name="P8" draw:layer="layout" svg:width="18cm" svg:height="6.8cm" svg:x="2.7cm" svg:y="3.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2.5cm" svg:height="0.806cm" svg:x="10.45cm" svg:y="2.894cm">
          <draw:text-box>
            <text:p text:style-name="P10"><text:span text:style-name="T5">Topic 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>
            <draw:text-box>
              <text:p>A Topic is a category or feed name to which records are published.</text:p>
              <text:p>Topics are multi-subscriber, can have zero or more subscribers.</text:p>
              <text:p>Each partition is ordered, immutable sequence of records that are appended – a structured commit log.</text:p>
              <text:p>Records in partitions are assigned a sequential id, the offset that uniquely identifies the record within the partition.</text:p>
              <text:p>Kafka durable persists all published records.</text:p>
              <text:p>Retention deletes records and frees up space.</text:p>
              <text:p/>
            </draw:text-box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328cm" svg:x="1.4cm" svg:y="0.098cm" presentation:class="title">
          <draw:text-box>
            <text:p>Kafka Topic</text:p>
          </draw:text-box>
        </draw:frame>
        <draw:custom-shape draw:style-name="gr3" draw:text-style-name="P7" draw:layer="layout" svg:width="2.286cm" svg:height="0.762cm" svg:x="3.302cm" svg:y="4.445cm">
          <text:p text:style-name="P6"><text:span text:style-name="T3">P</text:span><text:span text:style-name="T3">art</text:span><text:span text:style-name="T3">iti</text:span><text:span text:style-name="T3">on </text:span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.286cm" svg:height="0.762cm" svg:x="3.302cm" svg:y="6.731cm">
          <text:p text:style-name="P6"><text:span text:style-name="T3">P</text:span><text:span text:style-name="T3">art</text:span><text:span text:style-name="T3">iti</text:span><text:span text:style-name="T3">on 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.286cm" svg:height="0.762cm" svg:x="3.302cm" svg:y="9.017cm">
          <text:p text:style-name="P6"><text:span text:style-name="T3">P</text:span><text:span text:style-name="T3">art</text:span><text:span text:style-name="T3">iti</text:span><text:span text:style-name="T3">on </text:span><text:span text:style-name="T3">2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6" draw:text-style-name="P9" draw:layer="layout" svg:width="1cm" svg:height="1cm" svg:x="10.103cm" svg:y="4.3cm">
              <text:p text:style-name="P6"><text:span text:style-name="T4">4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1.103cm" svg:y1="4.3cm" svg:x2="11.103cm" svg:y2="5.3cm">
              <text:p/>
            </draw:line>
          </draw:g>
          <draw:g>
            <draw:custom-shape draw:style-name="gr6" draw:text-style-name="P9" draw:layer="layout" svg:width="1cm" svg:height="1cm" svg:x="11.104cm" svg:y="4.3cm">
              <text:p text:style-name="P6"><text:span text:style-name="T4">5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2.104cm" svg:y1="4.3cm" svg:x2="12.104cm" svg:y2="5.3cm">
              <text:p/>
            </draw:line>
          </draw:g>
          <draw:g>
            <draw:custom-shape draw:style-name="gr6" draw:text-style-name="P9" draw:layer="layout" svg:width="1cm" svg:height="1cm" svg:x="12.105cm" svg:y="4.3cm">
              <text:p text:style-name="P6"><text:span text:style-name="T4">6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3.105cm" svg:y1="4.3cm" svg:x2="13.105cm" svg:y2="5.3cm">
              <text:p/>
            </draw:line>
          </draw:g>
          <draw:g>
            <draw:custom-shape draw:style-name="gr6" draw:text-style-name="P9" draw:layer="layout" svg:width="1cm" svg:height="1cm" svg:x="13.106cm" svg:y="4.3cm">
              <text:p text:style-name="P6"><text:span text:style-name="T4">7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4.106cm" svg:y1="4.3cm" svg:x2="14.106cm" svg:y2="5.3cm">
              <text:p/>
            </draw:line>
          </draw:g>
          <draw:g>
            <draw:custom-shape draw:style-name="gr6" draw:text-style-name="P9" draw:layer="layout" svg:width="1cm" svg:height="1cm" svg:x="6.1cm" svg:y="4.3cm">
              <text:p text:style-name="P6"><text:span text:style-name="T4">0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7.1cm" svg:y1="4.3cm" svg:x2="7.1cm" svg:y2="5.3cm">
              <text:p/>
            </draw:line>
          </draw:g>
          <draw:g>
            <draw:custom-shape draw:style-name="gr6" draw:text-style-name="P9" draw:layer="layout" svg:width="1cm" svg:height="1cm" svg:x="7.101cm" svg:y="4.3cm">
              <text:p text:style-name="P6"><text:span text:style-name="T4">1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8.101cm" svg:y1="4.3cm" svg:x2="8.101cm" svg:y2="5.3cm">
              <text:p/>
            </draw:line>
          </draw:g>
          <draw:g>
            <draw:custom-shape draw:style-name="gr6" draw:text-style-name="P9" draw:layer="layout" svg:width="1cm" svg:height="1cm" svg:x="8.102cm" svg:y="4.3cm">
              <text:p text:style-name="P6"><text:span text:style-name="T4">2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9.102cm" svg:y1="4.3cm" svg:x2="9.102cm" svg:y2="5.3cm">
              <text:p/>
            </draw:line>
          </draw:g>
          <draw:g>
            <draw:custom-shape draw:style-name="gr6" draw:text-style-name="P9" draw:layer="layout" svg:width="1cm" svg:height="1cm" svg:x="9.103cm" svg:y="4.3cm">
              <text:p text:style-name="P6"><text:span text:style-name="T4">3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0.103cm" svg:y1="4.3cm" svg:x2="10.103cm" svg:y2="5.3cm">
              <text:p/>
            </draw:line>
          </draw:g>
          <draw:g>
            <draw:custom-shape draw:style-name="gr6" draw:text-style-name="P9" draw:layer="layout" svg:width="1cm" svg:height="1cm" svg:x="18.11cm" svg:y="4.3cm">
              <text:p text:style-name="P6"><text:span text:style-name="T4">12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9.11cm" svg:y1="4.3cm" svg:x2="19.11cm" svg:y2="5.3cm">
              <text:p/>
            </draw:line>
          </draw:g>
          <draw:custom-shape draw:style-name="gr6" draw:text-style-name="P9" draw:layer="layout" svg:width="1cm" svg:height="1cm" svg:x="19.111cm" svg:y="4.3cm">
            <text:p text:style-name="P6"><text:span text:style-name="T4">13</text:span></text:p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9" draw:layer="layout" svg:width="1cm" svg:height="1cm" svg:x="14.107cm" svg:y="4.3cm">
              <text:p text:style-name="P6"><text:span text:style-name="T4">8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5.107cm" svg:y1="4.3cm" svg:x2="15.107cm" svg:y2="5.3cm">
              <text:p/>
            </draw:line>
          </draw:g>
          <draw:g>
            <draw:custom-shape draw:style-name="gr6" draw:text-style-name="P9" draw:layer="layout" svg:width="1cm" svg:height="1cm" svg:x="15.108cm" svg:y="4.3cm">
              <text:p text:style-name="P6"><text:span text:style-name="T4">9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6.108cm" svg:y1="4.3cm" svg:x2="16.108cm" svg:y2="5.3cm">
              <text:p/>
            </draw:line>
          </draw:g>
          <draw:g>
            <draw:custom-shape draw:style-name="gr6" draw:text-style-name="P9" draw:layer="layout" svg:width="1cm" svg:height="1cm" svg:x="16.109cm" svg:y="4.3cm">
              <text:p text:style-name="P6"><text:span text:style-name="T4">10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7.109cm" svg:y1="4.3cm" svg:x2="17.109cm" svg:y2="5.3cm">
              <text:p/>
            </draw:line>
          </draw:g>
          <draw:g>
            <draw:custom-shape draw:style-name="gr6" draw:text-style-name="P9" draw:layer="layout" svg:width="1cm" svg:height="1cm" svg:x="17.11cm" svg:y="4.3cm">
              <text:p text:style-name="P6"><text:span text:style-name="T4">11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8.11cm" svg:y1="4.3cm" svg:x2="18.11cm" svg:y2="5.3cm">
              <text:p/>
            </draw:line>
          </draw:g>
          <draw:custom-shape draw:style-name="gr8" draw:text-style-name="P8" draw:layer="layout" svg:width="14.011cm" svg:height="1cm" svg:x="6.1cm" svg:y="4.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9" draw:layer="layout" svg:width="1cm" svg:height="1cm" svg:x="10.103cm" svg:y="6.6cm">
              <text:p text:style-name="P6"><text:span text:style-name="T4">4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1.103cm" svg:y1="6.6cm" svg:x2="11.103cm" svg:y2="7.6cm">
              <text:p/>
            </draw:line>
          </draw:g>
          <draw:custom-shape draw:style-name="gr6" draw:text-style-name="P9" draw:layer="layout" svg:width="1cm" svg:height="1cm" svg:x="11.104cm" svg:y="6.6cm">
            <text:p text:style-name="P6"><text:span text:style-name="T4">5</text:span></text:p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9" draw:layer="layout" svg:width="1cm" svg:height="1cm" svg:x="6.1cm" svg:y="6.6cm">
              <text:p text:style-name="P6"><text:span text:style-name="T4">0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7.1cm" svg:y1="6.6cm" svg:x2="7.1cm" svg:y2="7.6cm">
              <text:p/>
            </draw:line>
          </draw:g>
          <draw:g>
            <draw:custom-shape draw:style-name="gr6" draw:text-style-name="P9" draw:layer="layout" svg:width="1cm" svg:height="1cm" svg:x="7.101cm" svg:y="6.6cm">
              <text:p text:style-name="P6"><text:span text:style-name="T4">1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8.101cm" svg:y1="6.6cm" svg:x2="8.101cm" svg:y2="7.6cm">
              <text:p/>
            </draw:line>
          </draw:g>
          <draw:g>
            <draw:custom-shape draw:style-name="gr6" draw:text-style-name="P9" draw:layer="layout" svg:width="1cm" svg:height="1cm" svg:x="8.102cm" svg:y="6.6cm">
              <text:p text:style-name="P6"><text:span text:style-name="T4">2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9.102cm" svg:y1="6.6cm" svg:x2="9.102cm" svg:y2="7.6cm">
              <text:p/>
            </draw:line>
          </draw:g>
          <draw:g>
            <draw:custom-shape draw:style-name="gr6" draw:text-style-name="P9" draw:layer="layout" svg:width="1cm" svg:height="1cm" svg:x="9.103cm" svg:y="6.6cm">
              <text:p text:style-name="P6"><text:span text:style-name="T4">3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0.103cm" svg:y1="6.6cm" svg:x2="10.103cm" svg:y2="7.6cm">
              <text:p/>
            </draw:line>
          </draw:g>
          <draw:custom-shape draw:style-name="gr9" draw:text-style-name="P8" draw:layer="layout" svg:width="6.004cm" svg:height="1cm" svg:x="6.1cm" svg:y="6.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9" draw:layer="layout" svg:width="1cm" svg:height="1cm" svg:x="10.103cm" svg:y="8.9cm">
              <text:p text:style-name="P6"><text:span text:style-name="T4">4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1.103cm" svg:y1="8.9cm" svg:x2="11.103cm" svg:y2="9.9cm">
              <text:p/>
            </draw:line>
          </draw:g>
          <draw:g>
            <draw:custom-shape draw:style-name="gr6" draw:text-style-name="P9" draw:layer="layout" svg:width="1cm" svg:height="1cm" svg:x="11.104cm" svg:y="8.9cm">
              <text:p text:style-name="P6"><text:span text:style-name="T4">5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2.104cm" svg:y1="8.9cm" svg:x2="12.104cm" svg:y2="9.9cm">
              <text:p/>
            </draw:line>
          </draw:g>
          <draw:g>
            <draw:custom-shape draw:style-name="gr6" draw:text-style-name="P9" draw:layer="layout" svg:width="1cm" svg:height="1cm" svg:x="12.105cm" svg:y="8.9cm">
              <text:p text:style-name="P6"><text:span text:style-name="T4">6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3.105cm" svg:y1="8.9cm" svg:x2="13.105cm" svg:y2="9.9cm">
              <text:p/>
            </draw:line>
          </draw:g>
          <draw:g>
            <draw:custom-shape draw:style-name="gr6" draw:text-style-name="P9" draw:layer="layout" svg:width="1cm" svg:height="1cm" svg:x="13.106cm" svg:y="8.9cm">
              <text:p text:style-name="P6"><text:span text:style-name="T4">7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4.106cm" svg:y1="8.9cm" svg:x2="14.106cm" svg:y2="9.9cm">
              <text:p/>
            </draw:line>
          </draw:g>
          <draw:g>
            <draw:custom-shape draw:style-name="gr6" draw:text-style-name="P9" draw:layer="layout" svg:width="1cm" svg:height="1cm" svg:x="6.1cm" svg:y="8.9cm">
              <text:p text:style-name="P6"><text:span text:style-name="T4">0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7.1cm" svg:y1="8.9cm" svg:x2="7.1cm" svg:y2="9.9cm">
              <text:p/>
            </draw:line>
          </draw:g>
          <draw:g>
            <draw:custom-shape draw:style-name="gr6" draw:text-style-name="P9" draw:layer="layout" svg:width="1cm" svg:height="1cm" svg:x="7.101cm" svg:y="8.9cm">
              <text:p text:style-name="P6"><text:span text:style-name="T4">1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8.101cm" svg:y1="8.9cm" svg:x2="8.101cm" svg:y2="9.9cm">
              <text:p/>
            </draw:line>
          </draw:g>
          <draw:g>
            <draw:custom-shape draw:style-name="gr6" draw:text-style-name="P9" draw:layer="layout" svg:width="1cm" svg:height="1cm" svg:x="8.102cm" svg:y="8.9cm">
              <text:p text:style-name="P6"><text:span text:style-name="T4">2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9.102cm" svg:y1="8.9cm" svg:x2="9.102cm" svg:y2="9.9cm">
              <text:p/>
            </draw:line>
          </draw:g>
          <draw:g>
            <draw:custom-shape draw:style-name="gr6" draw:text-style-name="P9" draw:layer="layout" svg:width="1cm" svg:height="1cm" svg:x="9.103cm" svg:y="8.9cm">
              <text:p text:style-name="P6"><text:span text:style-name="T4">3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0.103cm" svg:y1="8.9cm" svg:x2="10.103cm" svg:y2="9.9cm">
              <text:p/>
            </draw:line>
          </draw:g>
          <draw:g>
            <draw:custom-shape draw:style-name="gr6" draw:text-style-name="P9" draw:layer="layout" svg:width="1cm" svg:height="1cm" svg:x="14.107cm" svg:y="8.9cm">
              <text:p text:style-name="P6"><text:span text:style-name="T4">8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5.107cm" svg:y1="8.9cm" svg:x2="15.107cm" svg:y2="9.9cm">
              <text:p/>
            </draw:line>
          </draw:g>
          <draw:custom-shape draw:style-name="gr6" draw:text-style-name="P9" draw:layer="layout" svg:width="1cm" svg:height="1cm" svg:x="15.108cm" svg:y="8.9cm">
            <text:p text:style-name="P6"><text:span text:style-name="T4">9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10.008cm" svg:height="1cm" svg:x="6.1cm" svg:y="8.9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7" draw:layer="layout" svg:width="3.302cm" svg:height="0.762cm" svg:x="13.206cm" svg:y="11.688cm">
          <text:p text:style-name="P6"><text:span text:style-name="T3">Consumer B reads</text:span></text:p>
          <text:p text:style-name="P6"><text:span text:style-name="T3">Offset 8</text:span>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14.6cm" svg:y1="9.91cm" svg:x2="14.73cm" svg:y2="11.434cm">
          <text:p/>
        </draw:line>
        <draw:custom-shape draw:style-name="gr4" draw:text-style-name="P7" draw:layer="layout" svg:width="3.302cm" svg:height="0.762cm" svg:x="8.634cm" svg:y="11.688cm">
          <text:p text:style-name="P6"><text:span text:style-name="T3">Consumer A reads</text:span></text:p>
          <text:p text:style-name="P6"><text:span text:style-name="T3">Offset 4</text:span>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10.6cm" svg:y1="9.9cm" svg:x2="10.158cm" svg:y2="11.434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>
            <draw:text-box>
              <text:p>The only metadata Kafka stores about consumers is their offset of that consumer in the log.</text:p>
              <text:p>Offset is controlled by consumer. Can consume from anywhere.</text:p>
              <text:p>This means consumers are very cheap.</text:p>
              <text:p>Partitions are used to scale. Each partition must fit on the server that host it.</text:p>
              <text:p>Partitions are the unit of parallelism</text:p>
            </draw:text-box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328cm" svg:x="1.4cm" svg:y="0.098cm" presentation:class="title">
          <draw:text-box>
            <text:p>Kafka Topic</text:p>
          </draw:text-box>
        </draw:frame>
        <draw:custom-shape draw:style-name="gr3" draw:text-style-name="P7" draw:layer="layout" svg:width="2.286cm" svg:height="0.762cm" svg:x="3.302cm" svg:y="4.445cm">
          <text:p text:style-name="P6"><text:span text:style-name="T3">P</text:span><text:span text:style-name="T3">art</text:span><text:span text:style-name="T3">iti</text:span><text:span text:style-name="T3">on </text:span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.286cm" svg:height="0.762cm" svg:x="3.302cm" svg:y="6.731cm">
          <text:p text:style-name="P6"><text:span text:style-name="T3">P</text:span><text:span text:style-name="T3">art</text:span><text:span text:style-name="T3">iti</text:span><text:span text:style-name="T3">on 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.286cm" svg:height="0.762cm" svg:x="3.302cm" svg:y="9.017cm">
          <text:p text:style-name="P6"><text:span text:style-name="T3">P</text:span><text:span text:style-name="T3">art</text:span><text:span text:style-name="T3">iti</text:span><text:span text:style-name="T3">on </text:span><text:span text:style-name="T3">2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6" draw:text-style-name="P9" draw:layer="layout" svg:width="1cm" svg:height="1cm" svg:x="6.1cm" svg:y="4.3cm">
              <text:p text:style-name="P6"><text:span text:style-name="T4">k</text:span><text:span text:style-name="T4">0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7.1cm" svg:y1="4.3cm" svg:x2="7.1cm" svg:y2="5.3cm">
              <text:p/>
            </draw:line>
          </draw:g>
          <draw:g>
            <draw:custom-shape draw:style-name="gr6" draw:text-style-name="P9" draw:layer="layout" svg:width="1cm" svg:height="1cm" svg:x="7.101cm" svg:y="4.3cm">
              <text:p text:style-name="P6"><text:span text:style-name="T4">k</text:span><text:span text:style-name="T4">0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8.101cm" svg:y1="4.3cm" svg:x2="8.101cm" svg:y2="5.3cm">
              <text:p/>
            </draw:line>
          </draw:g>
          <draw:custom-shape draw:style-name="gr6" draw:text-style-name="P9" draw:layer="layout" svg:width="1cm" svg:height="1cm" svg:x="8.102cm" svg:y="4.3cm">
            <text:p text:style-name="P6"><text:span text:style-name="T4">k</text:span><text:span text:style-name="T4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3.002cm" svg:height="1cm" svg:x="6.1cm" svg:y="4.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9" draw:layer="layout" svg:width="1cm" svg:height="1cm" svg:x="6.1cm" svg:y="6.6cm">
              <text:p text:style-name="P6"><text:span text:style-name="T4">k</text:span><text:span text:style-name="T4">1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7.1cm" svg:y1="6.6cm" svg:x2="7.1cm" svg:y2="7.6cm">
              <text:p/>
            </draw:line>
          </draw:g>
          <draw:custom-shape draw:style-name="gr6" draw:text-style-name="P9" draw:layer="layout" svg:width="1cm" svg:height="1cm" svg:x="7.101cm" svg:y="6.6cm">
            <text:p text:style-name="P6"><text:span text:style-name="T4">k</text:span><text:span text:style-name="T4">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2.001cm" svg:height="1cm" svg:x="6.1cm" svg:y="6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9" draw:layer="layout" svg:width="1cm" svg:height="1cm" svg:x="6.1cm" svg:y="8.9cm">
            <text:p text:style-name="P6"><text:span text:style-name="T4">k</text:span><text:span text:style-name="T4">2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1cm" svg:height="1cm" svg:x="6.1cm" svg:y="8.9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7" draw:layer="layout" svg:width="4.5cm" svg:height="0.762cm" svg:x="12.1cm" svg:y="5cm">
          <text:p text:style-name="P6"><text:span text:style-name="T3">ha</text:span><text:span text:style-name="T3">sh(</text:span><text:span text:style-name="T3">ke</text:span><text:span text:style-name="T3">y) </text:span><text:span text:style-name="T3">% </text:span><text:span text:style-name="T3">pa</text:span><text:span text:style-name="T3">rtiti</text:span><text:span text:style-name="T3">on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9cm" svg:height="2.7cm" svg:x="13.9cm" svg:y="5.8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6" draw:text-style-name="P9" draw:layer="layout" svg:width="1cm" svg:height="1cm" svg:x="16.298cm" svg:y="6.6cm">
              <text:p text:style-name="P6"><text:span text:style-name="T4">k</text:span><text:span text:style-name="T4">0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7.298cm" svg:y1="6.6cm" svg:x2="17.298cm" svg:y2="7.6cm">
              <text:p/>
            </draw:line>
          </draw:g>
          <draw:g>
            <draw:custom-shape draw:style-name="gr6" draw:text-style-name="P9" draw:layer="layout" svg:width="1cm" svg:height="1cm" svg:x="17.299cm" svg:y="6.6cm">
              <text:p text:style-name="P6"><text:span text:style-name="T4">k</text:span><text:span text:style-name="T4">1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8" draw:layer="layout" svg:x1="18.299cm" svg:y1="6.6cm" svg:x2="18.299cm" svg:y2="7.6cm">
              <text:p/>
            </draw:line>
          </draw:g>
          <draw:custom-shape draw:style-name="gr6" draw:text-style-name="P9" draw:layer="layout" svg:width="1cm" svg:height="1cm" svg:x="18.3cm" svg:y="6.6cm">
            <text:p text:style-name="P6"><text:span text:style-name="T4">k</text:span><text:span text:style-name="T4">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3.002cm" svg:height="1cm" svg:x="16.298cm" svg:y="6.6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8" draw:layer="layout" svg:x1="13.9cm" svg:y1="6.6cm" svg:x2="9.102cm" svg:y2="4.8cm">
          <text:p/>
        </draw:line>
        <draw:line draw:style-name="gr5" draw:text-style-name="P8" draw:layer="layout" svg:x1="16.298cm" svg:y1="7.1cm" svg:x2="14.8cm" svg:y2="7.1cm">
          <text:p/>
        </draw:line>
        <draw:line draw:style-name="gr5" draw:text-style-name="P8" draw:layer="layout" svg:x1="13.9cm" svg:y1="7.6cm" svg:x2="7.1cm" svg:y2="9.4cm">
          <text:p/>
        </draw:line>
        <draw:line draw:style-name="gr5" draw:text-style-name="P8" draw:layer="layout" svg:x1="13.9cm" svg:y1="7.1cm" svg:x2="8.101cm" svg:y2="7.1cm">
          <text:p/>
        </draw:line>
        <draw:custom-shape draw:style-name="gr4" draw:text-style-name="P7" draw:layer="layout" svg:width="3.302cm" svg:height="0.762cm" svg:x="19.7cm" svg:y="6.731cm">
          <text:p text:style-name="P6"><text:span text:style-name="T3">P</text:span><text:span text:style-name="T3">ro</text:span><text:span text:style-name="T3">d</text:span><text:span text:style-name="T3">u</text:span><text:span text:style-name="T3">c</text:span><text:span text:style-name="T3">er</text:span><text:span text:style-name="T3">s </text:span><text:span text:style-name="T3">w</text:span><text:span text:style-name="T3">rit</text:span><text:span text:style-name="T3">e</text:span><text:span text:style-name="T3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>
            <draw:text-box>
              <text:p>Messages are routed to partitions based on the message key.</text:p>
              <text:p>Key null → Round-Robin</text:p>
            </draw:text-box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328cm" svg:x="1.4cm" svg:y="0.098cm" presentation:class="title">
          <draw:text-box>
            <text:p>Consumers</text:p>
          </draw:text-box>
        </draw:frame>
        <draw:connector draw:style-name="gr13" draw:text-style-name="P8" draw:layer="layout" draw:type="line" svg:x1="13.802cm" svg:y1="5.9cm" svg:x2="17.146cm" svg:y2="10.3cm" draw:start-shape="id1" draw:start-glue-point="1" draw:end-shape="id2" draw:end-glue-point="4" svg:d="M13802 5900l3344 4400" svg:viewBox="0 0 3345 4401">
          <text:p/>
        </draw:connector>
        <draw:connector draw:style-name="gr13" draw:text-style-name="P8" draw:layer="layout" draw:type="line" svg:x1="12.701cm" svg:y1="10.5cm" svg:x2="17.146cm" svg:y2="10.9cm" draw:start-shape="id3" draw:start-glue-point="1" draw:end-shape="id2" draw:end-glue-point="5" svg:d="M12701 10500l4445 400" svg:viewBox="0 0 4446 401">
          <text:p/>
        </draw:connector>
        <draw:connector draw:style-name="gr13" draw:text-style-name="P8" draw:layer="layout" draw:type="line" svg:x1="11.8cm" svg:y1="7cm" svg:x2="17.146cm" svg:y2="10.6cm" draw:start-shape="id4" draw:start-glue-point="1" draw:end-shape="id2" draw:end-glue-point="6" svg:d="M11800 7000l5346 3600" svg:viewBox="0 0 5347 3601">
          <text:p/>
        </draw:connector>
        <draw:connector draw:style-name="gr13" draw:text-style-name="P8" draw:layer="layout" draw:type="line" svg:x1="12.701cm" svg:y1="10.497cm" svg:x2="17.146cm" svg:y2="6.2cm" draw:end-shape="id5" draw:end-glue-point="6" svg:d="M12701 10497l4445-4297" svg:viewBox="0 0 4446 4298">
          <text:p/>
        </draw:connector>
        <draw:connector draw:style-name="gr13" draw:text-style-name="P8" draw:layer="layout" draw:type="line" svg:x1="11.8cm" svg:y1="7cm" svg:x2="17.146cm" svg:y2="7.4cm" draw:start-shape="id4" draw:end-shape="id6" draw:end-glue-point="6" svg:d="M11800 7000l5346 400" svg:viewBox="0 0 5347 401">
          <text:p/>
        </draw:connector>
        <draw:connector draw:style-name="gr13" draw:text-style-name="P8" draw:layer="layout" draw:type="line" svg:x1="13.802cm" svg:y1="5.9cm" svg:x2="17.146cm" svg:y2="5cm" draw:start-shape="id1" draw:start-glue-point="1" draw:end-shape="id7" draw:end-glue-point="6" svg:d="M13802 5900l3344-900" svg:viewBox="0 0 3345 901">
          <text:p/>
        </draw:connector>
        <draw:g>
          <draw:custom-shape draw:style-name="gr3" draw:text-style-name="P7" draw:layer="layout" svg:width="2.286cm" svg:height="0.762cm" svg:x="8.002cm" svg:y="5.545cm">
            <text:p text:style-name="P6"><text:span text:style-name="T3">Partitio</text:span><text:span text:style-name="T3">n 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2.286cm" svg:height="0.762cm" svg:x="8.002cm" svg:y="6.617cm">
            <text:p text:style-name="P6"><text:span text:style-name="T3">Pa</text:span><text:span text:style-name="T3">rtiti</text:span><text:span text:style-name="T3">on </text:span><text:span text:style-name="T3">2</text:span></text:p>
            <draw:enhanced-geometry svg:viewBox="0 0 21600 21600" draw:type="rectangle" draw:enhanced-path="M 0 0 L 21600 0 21600 21600 0 21600 0 0 Z N"/>
          </draw:custom-shape>
          <draw:g xml:id="id1" draw:id="id1">
            <draw:g>
              <draw:custom-shape draw:style-name="gr6" draw:text-style-name="P9" draw:layer="layout" svg:width="1cm" svg:height="1cm" svg:x="10.8cm" svg:y="5.4cm">
                <text:p text:style-name="P6"><text:span text:style-name="T4">k</text:span><text:span text:style-name="T4">0</text:span></text:p>
                <draw:enhanced-geometry svg:viewBox="0 0 21600 21600" draw:type="rectangle" draw:enhanced-path="M 0 0 L 21600 0 21600 21600 0 21600 0 0 Z N"/>
              </draw:custom-shape>
              <draw:line draw:style-name="gr7" draw:text-style-name="P8" draw:layer="layout" svg:x1="11.8cm" svg:y1="5.4cm" svg:x2="11.8cm" svg:y2="6.4cm">
                <text:p/>
              </draw:line>
            </draw:g>
            <draw:g>
              <draw:custom-shape draw:style-name="gr6" draw:text-style-name="P9" draw:layer="layout" svg:width="1cm" svg:height="1cm" svg:x="11.801cm" svg:y="5.4cm">
                <text:p text:style-name="P6"><text:span text:style-name="T4">k0</text:span></text:p>
                <draw:enhanced-geometry svg:viewBox="0 0 21600 21600" draw:type="rectangle" draw:enhanced-path="M 0 0 L 21600 0 21600 21600 0 21600 0 0 Z N"/>
              </draw:custom-shape>
              <draw:line draw:style-name="gr7" draw:text-style-name="P8" draw:layer="layout" svg:x1="12.801cm" svg:y1="5.4cm" svg:x2="12.801cm" svg:y2="6.4cm">
                <text:p/>
              </draw:line>
            </draw:g>
            <draw:custom-shape draw:style-name="gr6" draw:text-style-name="P9" draw:layer="layout" svg:width="1cm" svg:height="1cm" svg:x="12.802cm" svg:y="5.4cm">
              <text:p text:style-name="P6"><text:span text:style-name="T4">k0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8" draw:layer="layout" svg:width="3.002cm" svg:height="1cm" svg:x="10.8cm" svg:y="5.4cm">
              <text:p/>
              <draw:enhanced-geometry svg:viewBox="0 0 21600 21600" draw:type="rectangle" draw:enhanced-path="M 0 0 L 21600 0 21600 21600 0 21600 0 0 Z N"/>
            </draw:custom-shape>
          </draw:g>
          <draw:g xml:id="id4" draw:id="id4">
            <draw:custom-shape draw:style-name="gr6" draw:text-style-name="P9" draw:layer="layout" svg:width="1cm" svg:height="1cm" svg:x="10.8cm" svg:y="6.5cm">
              <text:p text:style-name="P6"><text:span text:style-name="T4">k2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8" draw:layer="layout" svg:width="1cm" svg:height="1cm" svg:x="10.8cm" svg:y="6.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8" draw:layer="layout" svg:width="6.2cm" svg:height="2.6cm" svg:x="7.8cm" svg:y="5.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3.302cm" svg:height="0.762cm" svg:x="9.098cm" svg:y="4.438cm">
            <text:p text:style-name="P6"><text:span text:style-name="T3">Server 0</text:span>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7" draw:layer="layout" svg:width="2.286cm" svg:height="0.762cm" svg:x="7.902cm" svg:y="10.131cm">
              <text:p text:style-name="P6"><text:span text:style-name="T3">Pa</text:span><text:span text:style-name="T3">rtiti</text:span><text:span text:style-name="T3">on </text:span><text:span text:style-name="T3">1</text:span></text:p>
              <draw:enhanced-geometry svg:viewBox="0 0 21600 21600" draw:type="rectangle" draw:enhanced-path="M 0 0 L 21600 0 21600 21600 0 21600 0 0 Z N"/>
            </draw:custom-shape>
            <draw:g xml:id="id3" draw:id="id3">
              <draw:g>
                <draw:custom-shape draw:style-name="gr6" draw:text-style-name="P9" draw:layer="layout" svg:width="1cm" svg:height="1cm" svg:x="10.7cm" svg:y="10cm">
                  <text:p text:style-name="P6"><text:span text:style-name="T4">k</text:span><text:span text:style-name="T4">1</text:span></text:p>
                  <draw:enhanced-geometry svg:viewBox="0 0 21600 21600" draw:type="rectangle" draw:enhanced-path="M 0 0 L 21600 0 21600 21600 0 21600 0 0 Z N"/>
                </draw:custom-shape>
                <draw:line draw:style-name="gr7" draw:text-style-name="P8" draw:layer="layout" svg:x1="11.7cm" svg:y1="10cm" svg:x2="11.7cm" svg:y2="11cm">
                  <text:p/>
                </draw:line>
              </draw:g>
              <draw:custom-shape draw:style-name="gr6" draw:text-style-name="P9" draw:layer="layout" svg:width="1cm" svg:height="1cm" svg:x="11.701cm" svg:y="10cm">
                <text:p text:style-name="P6"><text:span text:style-name="T4">k1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8" draw:layer="layout" svg:width="2.001cm" svg:height="1cm" svg:x="10.7cm" svg:y="10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0" draw:text-style-name="P8" draw:layer="layout" svg:width="6.2cm" svg:height="1.4cm" svg:x="7.8cm" svg:y="9.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3.302cm" svg:height="0.762cm" svg:x="8.998cm" svg:y="9.1cm">
              <text:p text:style-name="P6"><text:span text:style-name="T3">Server 1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1" draw:text-style-name="P8" draw:layer="layout" svg:width="8.2cm" svg:height="8.9cm" svg:x="6.8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7" draw:layer="layout" svg:width="3.302cm" svg:height="0.762cm" svg:x="9.249cm" svg:y="2.638cm">
            <text:p text:style-name="P6"><text:span text:style-name="T3">Kafka Clust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7" xml:id="id2" draw:id="id2" draw:layer="layout" svg:width="1cm" svg:height="1cm" svg:x="17.146cm" svg:y="10.1cm">
            <draw:glue-point draw:id="4" svg:x="-5cm" svg:y="-3cm"/>
            <draw:glue-point draw:id="5" svg:x="-5cm" svg:y="3cm"/>
            <draw:glue-point draw:id="6" svg:x="-5cm" svg:y="0cm"/>
            <text:p text:style-name="P6"><text:span text:style-name="T3">C3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8" draw:layer="layout" svg:width="2cm" svg:height="2cm" svg:x="16.646cm" svg:y="9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7" xml:id="id6" draw:id="id6" draw:layer="layout" svg:width="1cm" svg:height="1cm" svg:x="17.146cm" svg:y="6.9cm">
            <draw:glue-point draw:id="4" svg:x="-5cm" svg:y="-3cm"/>
            <draw:glue-point draw:id="5" svg:x="-5cm" svg:y="3cm"/>
            <draw:glue-point draw:id="6" svg:x="-5cm" svg:y="0cm"/>
            <text:p text:style-name="P6"><text:span text:style-name="T3">C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8" draw:layer="layout" svg:width="2cm" svg:height="3.8cm" svg:x="16.646cm" svg:y="4.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7" xml:id="id5" draw:id="id5" draw:layer="layout" svg:width="1cm" svg:height="1cm" svg:x="17.146cm" svg:y="5.7cm">
            <draw:glue-point draw:id="4" svg:x="-5cm" svg:y="-3cm"/>
            <draw:glue-point draw:id="5" svg:x="-5cm" svg:y="3cm"/>
            <draw:glue-point draw:id="6" svg:x="-5cm" svg:y="0cm"/>
            <text:p text:style-name="P6"><text:span text:style-name="T3">C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7" xml:id="id7" draw:id="id7" draw:layer="layout" svg:width="1cm" svg:height="1cm" svg:x="17.146cm" svg:y="4.5cm">
            <draw:glue-point draw:id="4" svg:x="-5cm" svg:y="-3cm"/>
            <draw:glue-point draw:id="5" svg:x="-5cm" svg:y="3cm"/>
            <draw:glue-point draw:id="6" svg:x="-5cm" svg:y="0cm"/>
            <text:p text:style-name="P6"><text:span text:style-name="T3">C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3.302cm" svg:height="0.762cm" svg:x="15.995cm" svg:y="3.6cm">
            <text:p text:style-name="P6"><text:span text:style-name="T3">Co</text:span><text:span text:style-name="T3">ns</text:span><text:span text:style-name="T3">u</text:span><text:span text:style-name="T3">m</text:span><text:span text:style-name="T3">er </text:span><text:span text:style-name="T3">gr</text:span><text:span text:style-name="T3">ou</text:span><text:span text:style-name="T3">p </text:span><text:span text:style-name="T3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3.302cm" svg:height="0.762cm" svg:x="15.995cm" svg:y="8.9cm">
            <text:p text:style-name="P6"><text:span text:style-name="T3">Consumer </text:span><text:span text:style-name="T3">group 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>A two-node cluster containing three partitions.</text:p>
              <text:p>Two consumer groups</text:p>
              <text:p>A consumer group is a “logical consumer”</text:p>
              <text:p>Groups provide scalability and fault-tolerance</text:p>
              <text:p>Pub-Sub but with subscribers as clusters instead of just one.</text:p>
              <text:p>Each consumer in a group consumes a “fair share” of partitions.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adc5e7" draw:end-color="#009bdd" draw:start-intensity="100%" draw:end-intensity="100%" draw:angle="27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6pt" style:font-size-asian="16pt" style:font-size-complex="16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4pt" style:font-size-asian="14pt" style:font-size-complex="14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3pt" style:font-size-asian="13pt" style:font-size-complex="13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2pt" style:font-size-asian="12pt" style:font-size-complex="12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2pt" style:font-size-asian="12pt" style:font-size-complex="12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swiss" style:font-pitch="variable" fo:font-size="22pt" fo:font-style="normal" fo:text-shadow="none" style:text-underline-style="none" fo:font-weight="normal" style:letter-kerning="true" fo:background-color="transparent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3" draw:textarea-vertical-align="middle" draw:auto-grow-height="false" fo:min-height="1.524cm" fo:min-width="28cm"/>
    </style:style>
    <style:style style:name="Mpr5" style:family="presentation" style:parent-style-name="Blue_5f_Curve1-title">
      <style:graphic-properties draw:auto-grow-height="false" fo:min-height="3.507cm"/>
    </style:style>
    <style:style style:name="Mpr6" style:family="presentation" style:parent-style-name="Blue_5f_Curve1-outline1">
      <style:graphic-properties fo:min-height="12.18cm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3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1.464cm" svg:x="0cm" svg:y="14.287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presentation:style-name="Blue_5f_Curve-outline1" draw:layer="backgroundobjects" svg:width="25.199cm" svg:height="4.37cm" svg:x="1.4cm" svg:y="8.45cm" presentation:class="outline" presentation:placeholder="true">
        <draw:text-box/>
      </draw:frame>
      <draw:frame presentation:style-name="Mpr1" draw:text-style-name="MP2" draw:layer="backgroundobjects" svg:width="6.523cm" svg:height="0.385cm" svg:x="1.4cm" svg:y="15.04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0.385cm" svg:x="9.576cm" svg:y="15.04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0.385cm" svg:x="20.076cm" svg:y="15.04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frame draw:style-name="Mgr3" draw:text-style-name="MP5" draw:layer="backgroundobjects" svg:width="27.999cm" svg:height="1.464cm" svg:x="0.001cm" svg:y="14.287cm">
        <draw:image xlink:href="Pictures/1000000000000421000000B8F7E6F4C1541AE82D.jpg" xlink:type="simple" xlink:show="embed" xlink:actuate="onLoad">
          <text:p/>
        </draw:image>
      </draw:frame>
      <draw:custom-shape presentation:style-name="Mpr4" draw:text-style-name="MP8" draw:layer="backgroundobjects" svg:width="28cm" svg:height="1.524cm" svg:x="0cm" svg:y="0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199cm" svg:height="1.328cm" svg:x="1.4cm" svg:y="0.098cm" presentation:class="title">
        <draw:text-box>
          <text:p>Click to edit the title text format</text:p>
        </draw:text-box>
      </draw:frame>
      <draw:frame presentation:style-name="Mpr6" draw:layer="backgroundobjects" svg:width="25.908cm" svg:height="12.002cm" svg:x="1.016cm" svg:y="2.09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0.385cm" svg:x="1.4cm" svg:y="15.04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0.385cm" svg:x="9.576cm" svg:y="15.049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0.385cm" svg:x="20.076cm" svg:y="15.04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8T09:03:59.749609498</meta:creation-date>
    <meta:editing-duration>PT25M50S</meta:editing-duration>
    <meta:editing-cycles>9</meta:editing-cycles>
    <meta:generator>LibreOffice/6.0.7.3$Linux_X86_64 LibreOffice_project/00m0$Build-3</meta:generator>
    <dc:title>Blue Curve</dc:title>
    <dc:date>2019-02-08T12:11:24.895864927</dc:date>
    <meta:document-statistic meta:object-count="339"/>
  </office:meta>
</office:document-meta>
</file>